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file_name">
            <text:p>file_name</text:p>
          </table:table-cell>
          <table:table-cell table:style-name="pd1" office:value-type="string" office:value="scan_rate">
            <text:p>scan_rate</text:p>
          </table:table-cell>
          <table:table-cell table:style-name="pd1" office:value-type="string" office:value="Jpa">
            <text:p>Jpa</text:p>
          </table:table-cell>
          <table:table-cell table:style-name="pd1" office:value-type="string" office:value="Jpc">
            <text:p>Jpc</text:p>
          </table:table-cell>
          <table:table-cell table:style-name="pd1" office:value-type="string" office:value="Jpc0">
            <text:p>Jpc0</text:p>
          </table:table-cell>
          <table:table-cell table:style-name="pd1" office:value-type="string" office:value="Epa">
            <text:p>Epa</text:p>
          </table:table-cell>
          <table:table-cell table:style-name="pd1" office:value-type="string" office:value="Epc">
            <text:p>Epc</text:p>
          </table:table-cell>
          <table:table-cell table:style-name="pd1" office:value-type="string" office:value="Jpa/Jpc">
            <text:p>Jpa/Jpc</text:p>
          </table:table-cell>
          <table:table-cell table:style-name="pd1" office:value-type="string" office:value="E½">
            <text:p>E½</text:p>
          </table:table-cell>
          <table:table-cell table:style-name="pd1" office:value-type="string" office:value="ΔEₚ">
            <text:p>ΔEₚ</text:p>
          </table:table-cell>
          <table:table-cell table:style-name="pd1" office:value-type="string" office:value="alpha_ano">
            <text:p>alpha_ano</text:p>
          </table:table-cell>
          <table:table-cell table:style-name="pd1" office:value-type="string" office:value="alpha_cat">
            <text:p>alpha_cat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example_CV_1.par">
            <text:p>example_CV_1.par</text:p>
          </table:table-cell>
          <table:table-cell office:value-type="float" office:value="0.003">
            <text:p>0.003</text:p>
          </table:table-cell>
          <table:table-cell office:value-type="float" office:value="0.007156533957750096">
            <text:p>0.007156533957750096</text:p>
          </table:table-cell>
          <table:table-cell office:value-type="float" office:value="0.005671796105737068">
            <text:p>0.005671796105737068</text:p>
          </table:table-cell>
          <table:table-cell office:value-type="float" office:value="0">
            <text:p/>
          </table:table-cell>
          <table:table-cell office:value-type="float" office:value="0.9210393">
            <text:p>0.9210393</text:p>
          </table:table-cell>
          <table:table-cell office:value-type="float" office:value="0.5529916">
            <text:p>0.5529916</text:p>
          </table:table-cell>
          <table:table-cell office:value-type="float" office:value="1.261775604117927">
            <text:p>1.261775604117927</text:p>
          </table:table-cell>
          <table:table-cell office:value-type="float" office:value="0.73701545">
            <text:p>0.73701545</text:p>
          </table:table-cell>
          <table:table-cell office:value-type="float" office:value="0.3680477">
            <text:p>0.3680477</text:p>
          </table:table-cell>
          <table:table-cell office:value-type="float" office:value="0.7664814183830526">
            <text:p>0.7664814183830526</text:p>
          </table:table-cell>
          <table:table-cell office:value-type="float" office:value="0.5229346420459602">
            <text:p>0.522934642045960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example_CV_2.par">
            <text:p>example_CV_2.par</text:p>
          </table:table-cell>
          <table:table-cell office:value-type="float" office:value="0.005">
            <text:p>0.005</text:p>
          </table:table-cell>
          <table:table-cell office:value-type="float" office:value="0.0093164778271253">
            <text:p>0.0093164778271253</text:p>
          </table:table-cell>
          <table:table-cell office:value-type="float" office:value="0.006785100462692575">
            <text:p>0.006785100462692575</text:p>
          </table:table-cell>
          <table:table-cell office:value-type="float" office:value="0">
            <text:p/>
          </table:table-cell>
          <table:table-cell office:value-type="float" office:value="0.9520166">
            <text:p>0.9520166</text:p>
          </table:table-cell>
          <table:table-cell office:value-type="float" office:value="0.5263082">
            <text:p>0.5263082</text:p>
          </table:table-cell>
          <table:table-cell office:value-type="float" office:value="1.3730788332982446">
            <text:p>1.3730788332982446</text:p>
          </table:table-cell>
          <table:table-cell office:value-type="float" office:value="0.7391624">
            <text:p>0.7391624</text:p>
          </table:table-cell>
          <table:table-cell office:value-type="float" office:value="0.4257084">
            <text:p>0.4257084</text:p>
          </table:table-cell>
          <table:table-cell office:value-type="float" office:value="0.7712891667301974">
            <text:p>0.7712891667301974</text:p>
          </table:table-cell>
          <table:table-cell office:value-type="float" office:value="0.6012222496248395">
            <text:p>0.6012222496248395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example_CV_3.par">
            <text:p>example_CV_3.par</text:p>
          </table:table-cell>
          <table:table-cell office:value-type="float" office:value="0.01">
            <text:p>0.01</text:p>
          </table:table-cell>
          <table:table-cell office:value-type="float" office:value="0.012848723785755294">
            <text:p>0.012848723785755294</text:p>
          </table:table-cell>
          <table:table-cell office:value-type="float" office:value="0.00778743263452799">
            <text:p>0.00778743263452799</text:p>
          </table:table-cell>
          <table:table-cell office:value-type="float" office:value="0">
            <text:p/>
          </table:table-cell>
          <table:table-cell office:value-type="float" office:value="1.000476">
            <text:p>1.000476</text:p>
          </table:table-cell>
          <table:table-cell office:value-type="float" office:value="0.504532">
            <text:p>0.504532</text:p>
          </table:table-cell>
          <table:table-cell office:value-type="float" office:value="1.649930649645238">
            <text:p>1.649930649645238</text:p>
          </table:table-cell>
          <table:table-cell office:value-type="float" office:value="0.752504">
            <text:p>0.752504</text:p>
          </table:table-cell>
          <table:table-cell office:value-type="float" office:value="0.49594399999999994">
            <text:p>0.49594399999999994</text:p>
          </table:table-cell>
          <table:table-cell office:value-type="float" office:value="0.7437833900734057">
            <text:p>0.7437833900734057</text:p>
          </table:table-cell>
          <table:table-cell office:value-type="float" office:value="0.6270424702454952">
            <text:p>0.62704247024549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